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PA P明朝" svg:font-family="'IPA P明朝'" style:font-family-generic="roman" style:font-pitch="variable"/>
    <style:font-face style:name="Liberation Sans" svg:font-family="'Liberation Sans'" style:font-family-generic="roman" style:font-pitch="variable"/>
    <style:font-face style:name="IPA Pゴシック" svg:font-family="'IPA Pゴシック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2.042cm"/>
    </style:style>
    <style:style style:name="gr2" style:family="graphic" style:parent-style-name="standard">
      <style:graphic-properties draw:fill="none" draw:textarea-vertical-align="middle" draw:auto-grow-height="false" fo:min-height="1.268cm" fo:min-width="0cm"/>
    </style:style>
    <style:style style:name="gr3" style:family="graphic" style:parent-style-name="standard">
      <style:graphic-properties draw:fill="none" draw:textarea-vertical-align="middle" draw:auto-grow-height="false" fo:min-height="1.646cm" fo:min-width="0.49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38cm" fo:min-width="3.1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3cm" fo:min-width="3.16cm"/>
    </style:style>
    <style:style style:name="gr6" style:family="graphic" style:parent-style-name="standard">
      <style:graphic-properties draw:fill="none" draw:textarea-vertical-align="middle" draw:auto-grow-height="false" fo:min-height="12.262cm" fo:min-width="0cm"/>
    </style:style>
    <style:style style:name="gr7" style:family="graphic" style:parent-style-name="standard">
      <style:graphic-properties draw:fill="none" draw:textarea-vertical-align="middle" draw:auto-grow-height="false" fo:min-height="0.749cm" fo:min-width="0.499cm"/>
    </style:style>
    <style:style style:name="gr8" style:family="graphic" style:parent-style-name="standard">
      <style:graphic-properties draw:stroke="none" svg:stroke-color="#000000" draw:fill="none" draw:fill-color="#ffffff" fo:min-height="0.661cm"/>
    </style:style>
    <style:style style:name="gr9" style:family="graphic" style:parent-style-name="standard">
      <style:graphic-properties draw:fill="none" draw:textarea-vertical-align="middle" draw:auto-grow-height="false" fo:min-height="1.078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5cm"/>
    </style:style>
    <style:style style:name="gr11" style:family="graphic" style:parent-style-name="standard">
      <style:graphic-properties draw:fill="none" draw:textarea-vertical-align="middle" draw:auto-grow-height="false" fo:min-height="1.172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23cm"/>
    </style:style>
    <style:style style:name="gr13" style:family="graphic" style:parent-style-name="standard">
      <style:graphic-properties draw:stroke="none" svg:stroke-color="#000000" draw:fill="none" draw:fill-color="#ffffff" fo:min-height="0.95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6pt" style:font-size-asian="16pt" style:font-size-complex="16pt"/>
    </style:style>
    <style:style style:name="P4" style:family="paragraph">
      <loext:graphic-properties draw:fill="none" draw:fill-color="#ffffff"/>
      <style:text-properties fo:font-size="13pt" style:font-size-asian="13pt" style:font-size-complex="13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9.923cm" svg:height="22.292cm" svg:x="1.177cm" svg:y="1.722cm">
          <draw:text-box>
            <text:p>&lt;mmlHd:HemoDialysisModule&gt;</text:p>
            <text:p><text:s/>&lt;mmlHd:HemoDialysis&gt;</text:p>
            <text:p><text:s text:c="2"/>&lt;mmlHd:HDHistorySection&gt;</text:p>
            <text:p><text:s text:c="3"/>….....</text:p>
            <text:p><text:s text:c="2"/>&lt;/mmlHd:HDHistorySection&gt;</text:p>
            <text:p><text:s/>&lt;mmlHd:HDOrderSection&gt;</text:p>
            <text:p><text:s text:c="3"/>…..</text:p>
            <text:p><text:s/>&lt;/mmlHd:HDOrderSection&gt;</text:p>
            <text:p><text:s/>&lt;mmlHd:HDProgressSection&gt;</text:p>
            <text:p><text:s text:c="3"/>…..</text:p>
            <text:p><text:s/>&lt;/mmlHd:HDProgressSection&gt;</text:p>
            <text:p><text:s/>&lt;mmlHd::HDTestRulsSection&gt;</text:p>
            <text:p>….</text:p>
            <text:p><text:s/>&lt;/mmlHd:HDTestRulsSection&gt;</text:p>
            <text:p><text:s/>&lt;/mmlHd:HemoDialysis&gt;</text:p>
            <text:p><text:s/>&lt;mmlHd:HeMX&gt;</text:p>
            <text:p><text:s/>….</text:p>
            <text:p><text:s/>&lt;/mmlHd:HeMX&gt;</text:p>
            <text:p>&lt;/mmlHd:HemoDialysisModule&gt;</text:p>
          </draw:text-box>
        </draw:frame>
        <draw:custom-shape draw:style-name="gr2" draw:text-style-name="P2" draw:layer="layout" svg:width="0.5cm" svg:height="1.6cm" svg:x="10cm" svg:y="5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" draw:text-style-name="P2" draw:layer="layout" svg:width="0.4cm" svg:height="2cm" svg:x="10.3cm" svg:y="7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text-style-name="P1" draw:layer="layout" svg:width="4.109cm" svg:height="2.188cm" svg:x="10.84cm" svg:y="5.1cm">
          <draw:text-box>
            <text:p>透析オーダー</text:p>
            <text:p>透析法</text:p>
            <text:p>予定時間</text:p>
          </draw:text-box>
        </draw:frame>
        <draw:frame draw:style-name="gr5" draw:text-style-name="P1" draw:layer="layout" svg:width="4.312cm" svg:height="1.521cm" svg:x="10.7cm" svg:y="7.9cm">
          <draw:text-box>
            <text:p>透析実施記録</text:p>
            <text:p>実施状況</text:p>
          </draw:text-box>
        </draw:frame>
        <draw:custom-shape draw:style-name="gr6" draw:text-style-name="P2" draw:layer="layout" svg:width="0.7cm" svg:height="13.2cm" svg:x="15cm" svg:y="2.3cm">
          <text:p/>
          <draw:enhanced-geometry svg:viewBox="0 0 21600 21600" draw:glue-points="0 0 0 21600 21600 10800" draw:text-areas="0 ?f9 7800 ?f10" draw:type="right-brace" draw:modifiers="1800 10851.682022712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2" draw:layer="layout" svg:width="0.3cm" svg:height="1.5cm" svg:x="10.2cm" svg:y="3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3" draw:layer="layout" svg:width="4.5cm" svg:height="1.377cm" svg:x="10.6cm" svg:y="3.3cm">
          <draw:text-box>
            <text:p><text:span text:style-name="T1">透析導入</text:span></text:p>
            <text:p><text:span text:style-name="T1">ブラッドアクセス</text:span></text:p>
          </draw:text-box>
        </draw:frame>
        <draw:custom-shape draw:style-name="gr9" draw:text-style-name="P2" draw:layer="layout" svg:width="0.4cm" svg:height="1.4cm" svg:x="10.3cm" svg:y="10.222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" draw:text-style-name="P4" draw:layer="layout" svg:width="3.042cm" svg:height="1.013cm" svg:x="11.1cm" svg:y="10.4cm">
          <draw:text-box>
            <text:p><text:span text:style-name="T2">検査結果</text:span></text:p>
          </draw:text-box>
        </draw:frame>
        <draw:custom-shape draw:style-name="gr11" draw:text-style-name="P2" draw:layer="layout" svg:width="0.3cm" svg:height="1.5cm" svg:x="6.6cm" svg:y="12.8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2" draw:text-style-name="P1" draw:layer="layout" svg:width="4.923cm" svg:height="0.962cm" svg:x="7.177cm" svg:y="13.238cm">
          <draw:text-box>
            <text:p>HeMX</text:p>
          </draw:text-box>
        </draw:frame>
        <draw:frame draw:style-name="gr13" draw:text-style-name="P1" draw:layer="layout" svg:width="4.1cm" svg:height="1.2cm" svg:x="15.7cm" svg:y="8.2cm">
          <draw:text-box>
            <text:p>透析情報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PA P明朝" svg:font-family="'IPA P明朝'" style:font-family-generic="roman" style:font-pitch="variable"/>
    <style:font-face style:name="Liberation Sans" svg:font-family="'Liberation Sans'" style:font-family-generic="roman" style:font-pitch="variable"/>
    <style:font-face style:name="IPA Pゴシック" svg:font-family="'IPA Pゴシック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IPA P明朝" fo:font-size="24pt" fo:language="en" fo:country="US" style:font-name-asian="IPA Pゴシック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IPA Pゴシック" style:font-family-complex="'IPA Pゴシック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8T17:40:31</meta:creation-date>
    <dc:date>2016-05-02T17:25:38.295253039</dc:date>
    <meta:editing-duration>PT24M25S</meta:editing-duration>
    <meta:editing-cycles>3</meta:editing-cycles>
    <meta:generator>LibreOffice/5.0.5.2$FreeBSD_X86_64 LibreOffice_project/00m0$Build-2</meta:generator>
    <meta:document-statistic meta:object-count="13"/>
  </office:meta>
</office:document-meta>
</file>